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fo:color="#3465a4" loext:opacity="100%" style:font-name="Linux Libertine O" fo:font-weight="bold" style:font-weight-asian="bold" style:font-weight-complex="bold"/>
    </style:style>
    <style:style style:name="P2" style:family="paragraph" style:parent-style-name="Heading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P3" style:family="paragraph" style:parent-style-name="Standard">
      <style:text-properties style:font-name="Linux Libertine O" officeooo:rsid="0010b8ec" officeooo:paragraph-rsid="0010b8ec"/>
    </style:style>
    <style:style style:name="P4" style:family="paragraph" style:parent-style-name="Standard">
      <style:text-properties style:font-name="Linux Libertine O" officeooo:rsid="0010b8ec" officeooo:paragraph-rsid="00185c3b"/>
    </style:style>
    <style:style style:name="P5" style:family="paragraph" style:parent-style-name="Standard">
      <style:text-properties style:font-name="Linux Libertine O" officeooo:rsid="0010b024" officeooo:paragraph-rsid="0010b024"/>
    </style:style>
    <style:style style:name="P6" style:family="paragraph" style:parent-style-name="Standard">
      <style:text-properties style:font-name="Linux Libertine O" officeooo:rsid="0010b024" officeooo:paragraph-rsid="002e5fe5"/>
    </style:style>
    <style:style style:name="P7" style:family="paragraph" style:parent-style-name="Standard">
      <style:text-properties style:font-name="Linux Libertine O" officeooo:rsid="002991c7" officeooo:paragraph-rsid="002991c7"/>
    </style:style>
    <style:style style:name="P8" style:family="paragraph" style:parent-style-name="Standard">
      <style:text-properties officeooo:paragraph-rsid="0010b024"/>
    </style:style>
    <style:style style:name="P9" style:family="paragraph" style:parent-style-name="Standard">
      <style:text-properties officeooo:paragraph-rsid="0010b8ec"/>
    </style:style>
    <style:style style:name="P10" style:family="paragraph" style:parent-style-name="Standard">
      <style:text-properties officeooo:rsid="002a1f40" officeooo:paragraph-rsid="002a1f40"/>
    </style:style>
    <style:style style:name="P11" style:family="paragraph" style:parent-style-name="Heading_20_1">
      <style:text-properties fo:color="#004586" loext:opacity="100%" style:font-name="Linux Libertine O" style:font-weight-complex="600"/>
    </style:style>
    <style:style style:name="T1" style:family="text">
      <style:text-properties officeooo:rsid="0010b8ec"/>
    </style:style>
    <style:style style:name="T2" style:family="text">
      <style:text-properties officeooo:rsid="00122d36"/>
    </style:style>
    <style:style style:name="T3" style:family="text">
      <style:text-properties officeooo:rsid="00165056"/>
    </style:style>
    <style:style style:name="T4" style:family="text">
      <style:text-properties officeooo:rsid="00167faa"/>
    </style:style>
    <style:style style:name="T5" style:family="text">
      <style:text-properties officeooo:rsid="00185c3b"/>
    </style:style>
    <style:style style:name="T6" style:family="text">
      <style:text-properties officeooo:rsid="0020ac3b"/>
    </style:style>
    <style:style style:name="T7" style:family="text">
      <style:text-properties style:font-name="Linux Libertine O"/>
    </style:style>
    <style:style style:name="T8" style:family="text">
      <style:text-properties style:font-name="Linux Libertine O" officeooo:rsid="0010b024"/>
    </style:style>
    <style:style style:name="T9" style:family="text">
      <style:text-properties style:font-name="Linux Libertine O" officeooo:rsid="0020ac3b"/>
    </style:style>
    <style:style style:name="T10" style:family="text">
      <style:text-properties style:font-name="Linux Libertine O" officeooo:rsid="00122d36"/>
    </style:style>
    <style:style style:name="T11" style:family="text">
      <style:text-properties style:font-name="Linux Libertine O" officeooo:rsid="0010b8ec"/>
    </style:style>
    <style:style style:name="T12" style:family="text">
      <style:text-properties style:font-name="Linux Libertine O" officeooo:rsid="00165056"/>
    </style:style>
    <style:style style:name="T13" style:family="text">
      <style:text-properties style:font-name="Linux Libertine O" officeooo:rsid="00227209"/>
    </style:style>
    <style:style style:name="T14" style:family="text">
      <style:text-properties style:font-name="Linux Libertine O" officeooo:rsid="00236705"/>
    </style:style>
    <style:style style:name="T15" style:family="text">
      <style:text-properties style:font-name="Linux Libertine O" officeooo:rsid="00250fa4"/>
    </style:style>
    <style:style style:name="T16" style:family="text">
      <style:text-properties style:font-name="Linux Libertine O" officeooo:rsid="00267b7b"/>
    </style:style>
    <style:style style:name="T17" style:family="text">
      <style:text-properties style:font-name="Linux Libertine O" officeooo:rsid="002991c7"/>
    </style:style>
    <style:style style:name="T18" style:family="text">
      <style:text-properties style:font-name="Linux Libertine O" officeooo:rsid="00320a02"/>
    </style:style>
    <style:style style:name="T19" style:family="text">
      <style:text-properties style:font-name="Linux Libertine O" officeooo:rsid="00335928"/>
    </style:style>
    <style:style style:name="T20" style:family="text">
      <style:text-properties style:font-name="Linux Libertine O" officeooo:rsid="0035235e"/>
    </style:style>
    <style:style style:name="T21" style:family="text">
      <style:text-properties officeooo:rsid="00267b7b"/>
    </style:style>
    <style:style style:name="T22" style:family="text">
      <style:text-properties fo:font-size="18.2000007629395pt" style:font-size-asian="18.2000007629395pt" style:font-size-complex="18.2000007629395pt"/>
    </style:style>
    <style:style style:name="T23" style:family="text">
      <style:text-properties fo:font-size="18.2000007629395pt" officeooo:rsid="0020ac3b" style:font-size-asian="18.2000007629395pt" style:font-size-complex="18.2000007629395pt"/>
    </style:style>
    <style:style style:name="T24" style:family="text">
      <style:text-properties fo:font-size="18.2000007629395pt" officeooo:rsid="002f88cf" style:font-size-asian="18.2000007629395pt" style:font-size-complex="18.2000007629395pt"/>
    </style:style>
    <style:style style:name="T25" style:family="text">
      <style:text-properties fo:font-size="18.2000007629395pt" officeooo:rsid="002fd519" style:font-size-asian="18.2000007629395pt" style:font-size-complex="18.2000007629395pt"/>
    </style:style>
    <style:style style:name="T26" style:family="text">
      <style:text-properties officeooo:rsid="002a1f40"/>
    </style:style>
    <style:style style:name="T27" style:family="text">
      <style:text-properties officeooo:rsid="002b902b"/>
    </style:style>
    <style:style style:name="T28" style:family="text">
      <style:text-properties officeooo:rsid="002bfed0"/>
    </style:style>
    <style:style style:name="T29" style:family="text">
      <style:text-properties officeooo:rsid="002dda5b"/>
    </style:style>
    <style:style style:name="T30" style:family="text">
      <style:text-properties officeooo:rsid="002e5fe5"/>
    </style:style>
    <style:style style:name="T31" style:family="text">
      <style:text-properties officeooo:rsid="00302b8f"/>
    </style:style>
    <style:style style:name="T32" style:family="text">
      <style:text-properties officeooo:rsid="00320a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22">Apple Crumble (</text:span><text:span text:style-name="T25">5</text:span><text:span text:style-name="T24">-6</text:span><text:span text:style-name="T22"> portions; </text:span><text:span text:style-name="T23">1h 15min</text:span><text:span text:style-name="T22">)</text:span></text:h>
      <text:p text:style-name="P9"><text:span text:style-name="T17">Uses an oven dish </text:span><text:span text:style-name="T11">20cm in diameter and 8cm deep, </text:span><text:span text:style-name="T12">or equivalent</text:span><text:span text:style-name="T11">. </text:span><text:span text:style-name="T15">A</text:span><text:span text:style-name="T13"> lid is good for refrigerating remaining portions </text:span><text:span text:style-name="T19">(if any...)</text:span><text:span text:style-name="T13">.</text:span></text:p>
      <text:p text:style-name="P3"/>
      <text:p text:style-name="P1">For the fruit</text:p>
      <text:p text:style-name="P8"><text:span text:style-name="T16">4</text:span><text:span text:style-name="T8"> </text:span><text:span text:style-name="T16">eating</text:span><text:span text:style-name="T8"> apples </text:span><text:span text:style-name="T16">or 2-3 eating apples and 1 large bramley </text:span><text:span text:style-name="T20">(400-500g)</text:span></text:p>
      <text:p text:style-name="P6"><text:span text:style-name="T31">200-</text:span>250g frozen mixed berries <text:span text:style-name="T31">or </text:span><text:span text:style-name="T32">non-frozen </text:span><text:span text:style-name="T31">rhubarb</text:span></text:p>
      <text:p text:style-name="P6">1 <text:span text:style-name="T6">teas</text:span>poon butter/spread</text:p>
      <text:p text:style-name="P8"><text:span text:style-name="T9">3</text:span><text:span text:style-name="T8">0g muscovado/soft dark brown sugar </text:span><text:span text:style-name="T13">(</text:span><text:span text:style-name="T18">+</text:span><text:span text:style-name="T16">5</text:span><text:span text:style-name="T13">g if using cooking apples, </text:span><text:span text:style-name="T18">+15-20g if using rhubarb</text:span><text:span text:style-name="T13">)</text:span></text:p>
      <text:p text:style-name="P5">1 heaped <text:span text:style-name="T6">t</text:span>easpoon cinnamon</text:p>
      <text:p text:style-name="P5">½ teaspoon nutmeg</text:p>
      <text:p text:style-name="P7"><text:span text:style-name="T26">15g </text:span>fresh root ginger <text:span text:style-name="T30">(or a heaped tsp powdered)</text:span> <text:span text:style-name="T26">(optional)</text:span></text:p>
      <text:p text:style-name="P5"/>
      <text:p text:style-name="P5"/>
      <text:p text:style-name="P8"><text:span text:style-name="T8">Peel the </text:span><text:span text:style-name="T9">cooking </text:span><text:span text:style-name="T8">apples. </text:span><text:span text:style-name="T9">Q</text:span><text:span text:style-name="T8">uarter </text:span><text:span text:style-name="T9">all the apples</text:span><text:span text:style-name="T8">, cut ou</text:span><text:span text:style-name="T10">t</text:span><text:span text:style-name="T8"> the cores, and chop into 2cm chunks.</text:span></text:p>
      <text:p text:style-name="P10"><text:span text:style-name="T8">C</text:span><text:span text:style-name="T7">hop the ginger into small, thin matchsticks.</text:span></text:p>
      <text:p text:style-name="P5"/>
      <text:p text:style-name="P3">On the hob (low heat) stir together the apples, <text:span text:style-name="T26">ginger</text:span>, butter, sugar, and spices for 10-<text:span text:style-name="T26">15 </text:span>min until it starts to soften and reduce, stir<text:span text:style-name="T2">ring</text:span> several times so that the bottom layer isn’t the only part that cooks.</text:p>
      <text:p text:style-name="P3"/>
      <text:p text:style-name="P3">Drain off the juices and syrup (to stop the crumble getting soggy later). Stir in the <text:span text:style-name="T32">rhubarb or </text:span>frozen berries. Empty into the oven dish if <text:span text:style-name="T21">using one</text:span>.</text:p>
      <text:p text:style-name="P5"/>
      <text:p text:style-name="P2">For the crumble</text:p>
      <text:p text:style-name="P5">300g plain flour <text:span text:style-name="T27">(can also use gluten-free plain flour)</text:span></text:p>
      <text:p text:style-name="P5">1<text:span text:style-name="T28">60</text:span>g butter <text:span text:style-name="T26">or spread</text:span></text:p>
      <text:p text:style-name="P5"><text:span text:style-name="T21">80</text:span>g oats</text:p>
      <text:p text:style-name="P5"><text:span text:style-name="T26">2</text:span><text:span text:style-name="T29">0</text:span>g demerara/brown sugar</text:p>
      <text:p text:style-name="P5">1 <text:span text:style-name="T6">rounded </text:span>teaspoon cinnamon</text:p>
      <text:p text:style-name="P5"/>
      <text:p text:style-name="P5"/>
      <text:p text:style-name="P5">Rub the butter and flour together until it’s evenly crumbly and there are no <text:span text:style-name="T21">butter</text:span> lumps.</text:p>
      <text:p text:style-name="P5">Stir in the oats, <text:span text:style-name="T3">cinnamon, and</text:span> sugar.</text:p>
      <text:p text:style-name="P3">Pour evenly over the apples <text:span text:style-name="T4">(</text:span>don’t press it down<text:span text:style-name="T4">)</text:span>.</text:p>
      <text:p text:style-name="P5"/>
      <text:p text:style-name="P2">For the <text:span text:style-name="T1">cooking and </text:span>topping</text:p>
      <text:p text:style-name="P8"><text:span text:style-name="T14">10</text:span><text:span text:style-name="T8">g demerara/brown sugar</text:span></text:p>
      <text:p text:style-name="P5"><text:span text:style-name="T1">H</text:span>andful of flaked almonds</text:p>
      <text:p text:style-name="P5"/>
      <text:p text:style-name="P5"/>
      <text:p text:style-name="P3">Sprinkle the sugar over the crumble.</text:p>
      <text:p text:style-name="P4">Oven for about 45min on <text:span text:style-name="T26">200</text:span><text:span text:style-name="T5">℃ fan</text:span>.</text:p>
      <text:p text:style-name="P3">Sprinkle the almonds over the top <text:span text:style-name="T30">5</text:span><text:span text:style-name="T26"> minutes</text:span> from the end.</text:p>
      <text:p text:style-name="P5"/>
      <text:p text:style-name="P2"><text:span text:style-name="T3">For</text:span> reheat<text:span text:style-name="T3">ing</text:span></text:p>
      <text:p text:style-name="P3">About 1<text:span text:style-name="T21">½ </text:span>m<text:span text:style-name="T21">in</text:span> on full power in a 1000w microwave.</text:p>
      <text:p text:style-name="P3">Do not include custard – heat separately (preferably on the hob) if requir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12-02T22:35:51.030577709</dc:date>
    <meta:editing-duration>PT37M32S</meta:editing-duration>
    <meta:editing-cycles>28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292" meta:character-count="1683" meta:non-whitespace-character-count="1423"/>
  </office:meta>
</office:document-meta>
</file>